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ig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A=</text:p>
          </table:table-cell>
          <table:table-cell office:value-type="float" office:value="0.65" table:style-name="ce1">
            <text:p>0.65</text:p>
          </table:table-cell>
          <table:table-cell office:value-type="string" table:style-name="ce1">
            <text:p>X =<text:s/></text:p>
          </table:table-cell>
          <table:table-cell office:value-type="float" office:value="0.8" table:style-name="ce1">
            <text:p>0.8</text:p>
          </table:table-cell>
          <table:table-cell table:style-name="ce1">
            <draw:frame draw:z-index="1" draw:id="id0" draw:style-name="a0" draw:name="Chart 1" svg:x="0.52083in" svg:y="0.10417in" svg:width="8.33333in" svg:height="5.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B=</text:p>
          </table:table-cell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C=</text:p>
          </table:table-cell>
          <table:table-cell office:value-type="float" office:value="-138" table:style-name="ce1">
            <text:p>-13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Time(μs)</text:p>
          </table:table-cell>
          <table:table-cell office:value-type="string" table:style-name="ce1">
            <text:p>n^2</text:p>
          </table:table-cell>
          <table:table-cell office:value-type="string" table:style-name="ce1">
            <text:p>f(n)</text:p>
          </table:table-cell>
          <table:table-cell office:value-type="string" table:style-name="ce1">
            <text:p>O(n^2)</text:p>
          </table:table-cell>
          <table:table-cell office:value-type="string" table:style-name="ce1">
            <text:p>Delta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office:value-type="float" office:value="100" table:formula="of:=[.B6]*[.B6]" table:style-name="ce1">
            <text:p>100</text:p>
          </table:table-cell>
          <table:table-cell office:value-type="float" office:value="17" table:formula="of:=[.F$2]*[.D6]+[.F$3]*[.B6]+[.F$4]" table:style-name="ce1">
            <text:p>17</text:p>
          </table:table-cell>
          <table:table-cell office:value-type="float" office:value="80" table:formula="of:=[.H$2]*[.D6]" table:style-name="ce1">
            <text:p>80</text:p>
          </table:table-cell>
          <table:table-cell office:value-type="float" office:value="75" table:formula="of:=ABS(([.E6]-[.C6]))" table:style-name="ce1">
            <text:p>7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0" table:formula="of:=[.B6]+10" table:style-name="ce1">
            <text:p>20</text:p>
          </table:table-cell>
          <table:table-cell office:value-type="float" office:value="285" table:style-name="ce1">
            <text:p>285</text:p>
          </table:table-cell>
          <table:table-cell office:value-type="float" office:value="400" table:formula="of:=[.B7]*[.B7]" table:style-name="ce1">
            <text:p>400</text:p>
          </table:table-cell>
          <table:table-cell office:value-type="float" office:value="302" table:formula="of:=[.F$2]*[.D7]+[.F$3]*[.B7]+[.F$4]" table:style-name="ce1">
            <text:p>302</text:p>
          </table:table-cell>
          <table:table-cell office:value-type="float" office:value="320" table:formula="of:=[.H$2]*[.D7]" table:style-name="ce1">
            <text:p>320</text:p>
          </table:table-cell>
          <table:table-cell office:value-type="float" office:value="17" table:formula="of:=ABS(([.E7]-[.C7]))" table:style-name="ce1">
            <text:p>17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" table:formula="of:=[.B7]+10" table:style-name="ce1">
            <text:p>30</text:p>
          </table:table-cell>
          <table:table-cell office:value-type="float" office:value="646" table:style-name="ce1">
            <text:p>646</text:p>
          </table:table-cell>
          <table:table-cell office:value-type="float" office:value="900" table:formula="of:=[.B8]*[.B8]" table:style-name="ce1">
            <text:p>900</text:p>
          </table:table-cell>
          <table:table-cell office:value-type="float" office:value="717" table:formula="of:=[.F$2]*[.D8]+[.F$3]*[.B8]+[.F$4]" table:style-name="ce1">
            <text:p>717</text:p>
          </table:table-cell>
          <table:table-cell office:value-type="float" office:value="720" table:formula="of:=[.H$2]*[.D8]" table:style-name="ce1">
            <text:p>720</text:p>
          </table:table-cell>
          <table:table-cell office:value-type="float" office:value="71" table:formula="of:=ABS(([.E8]-[.C8]))" table:style-name="ce1">
            <text:p>7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0" table:formula="of:=[.B8]+10" table:style-name="ce1">
            <text:p>40</text:p>
          </table:table-cell>
          <table:table-cell office:value-type="float" office:value="1224" table:style-name="ce1">
            <text:p>1224</text:p>
          </table:table-cell>
          <table:table-cell office:value-type="float" office:value="1600" table:formula="of:=[.B9]*[.B9]" table:style-name="ce1">
            <text:p>1600</text:p>
          </table:table-cell>
          <table:table-cell office:value-type="float" office:value="1262" table:formula="of:=[.F$2]*[.D9]+[.F$3]*[.B9]+[.F$4]" table:style-name="ce1">
            <text:p>1262</text:p>
          </table:table-cell>
          <table:table-cell office:value-type="float" office:value="1280" table:formula="of:=[.H$2]*[.D9]" table:style-name="ce1">
            <text:p>1280</text:p>
          </table:table-cell>
          <table:table-cell office:value-type="float" office:value="38" table:formula="of:=ABS(([.E9]-[.C9]))" table:style-name="ce1">
            <text:p>3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0" table:formula="of:=[.B9]+10" table:style-name="ce1">
            <text:p>50</text:p>
          </table:table-cell>
          <table:table-cell office:value-type="float" office:value="1845" table:style-name="ce1">
            <text:p>1845</text:p>
          </table:table-cell>
          <table:table-cell office:value-type="float" office:value="2500" table:formula="of:=[.B10]*[.B10]" table:style-name="ce1">
            <text:p>2500</text:p>
          </table:table-cell>
          <table:table-cell office:value-type="float" office:value="1937" table:formula="of:=[.F$2]*[.D10]+[.F$3]*[.B10]+[.F$4]" table:style-name="ce1">
            <text:p>1937</text:p>
          </table:table-cell>
          <table:table-cell office:value-type="float" office:value="2000" table:formula="of:=[.H$2]*[.D10]" table:style-name="ce1">
            <text:p>2000</text:p>
          </table:table-cell>
          <table:table-cell office:value-type="float" office:value="92" table:formula="of:=ABS(([.E10]-[.C10]))" table:style-name="ce1">
            <text:p>9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0" table:formula="of:=[.B10]+10" table:style-name="ce1">
            <text:p>60</text:p>
          </table:table-cell>
          <table:table-cell office:value-type="float" office:value="2727" table:style-name="ce1">
            <text:p>2727</text:p>
          </table:table-cell>
          <table:table-cell office:value-type="float" office:value="3600" table:formula="of:=[.B11]*[.B11]" table:style-name="ce1">
            <text:p>3600</text:p>
          </table:table-cell>
          <table:table-cell office:value-type="float" office:value="2742" table:formula="of:=[.F$2]*[.D11]+[.F$3]*[.B11]+[.F$4]" table:style-name="ce1">
            <text:p>2742</text:p>
          </table:table-cell>
          <table:table-cell office:value-type="float" office:value="2880" table:formula="of:=[.H$2]*[.D11]" table:style-name="ce1">
            <text:p>2880</text:p>
          </table:table-cell>
          <table:table-cell office:value-type="float" office:value="15" table:formula="of:=ABS(([.E11]-[.C11]))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0" table:formula="of:=[.B11]+10" table:style-name="ce1">
            <text:p>70</text:p>
          </table:table-cell>
          <table:table-cell office:value-type="float" office:value="3840" table:style-name="ce1">
            <text:p>3840</text:p>
          </table:table-cell>
          <table:table-cell office:value-type="float" office:value="4900" table:formula="of:=[.B12]*[.B12]" table:style-name="ce1">
            <text:p>4900</text:p>
          </table:table-cell>
          <table:table-cell office:value-type="float" office:value="3677" table:formula="of:=[.F$2]*[.D12]+[.F$3]*[.B12]+[.F$4]" table:style-name="ce1">
            <text:p>3677</text:p>
          </table:table-cell>
          <table:table-cell office:value-type="float" office:value="3920" table:formula="of:=[.H$2]*[.D12]" table:style-name="ce1">
            <text:p>3920</text:p>
          </table:table-cell>
          <table:table-cell office:value-type="float" office:value="163" table:formula="of:=ABS(([.E12]-[.C12]))" table:style-name="ce1">
            <text:p>163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0" table:formula="of:=[.B12]+10" table:style-name="ce1">
            <text:p>80</text:p>
          </table:table-cell>
          <table:table-cell office:value-type="float" office:value="4913" table:style-name="ce1">
            <text:p>4913</text:p>
          </table:table-cell>
          <table:table-cell office:value-type="float" office:value="6400" table:formula="of:=[.B13]*[.B13]" table:style-name="ce1">
            <text:p>6400</text:p>
          </table:table-cell>
          <table:table-cell office:value-type="float" office:value="4742" table:formula="of:=[.F$2]*[.D13]+[.F$3]*[.B13]+[.F$4]" table:style-name="ce1">
            <text:p>4742</text:p>
          </table:table-cell>
          <table:table-cell office:value-type="float" office:value="5120" table:formula="of:=[.H$2]*[.D13]" table:style-name="ce1">
            <text:p>5120</text:p>
          </table:table-cell>
          <table:table-cell office:value-type="float" office:value="171" table:formula="of:=ABS(([.E13]-[.C13]))" table:style-name="ce1">
            <text:p>171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0" table:formula="of:=[.B13]+10" table:style-name="ce1">
            <text:p>90</text:p>
          </table:table-cell>
          <table:table-cell office:value-type="float" office:value="6239" table:style-name="ce1">
            <text:p>6239</text:p>
          </table:table-cell>
          <table:table-cell office:value-type="float" office:value="8100" table:formula="of:=[.B14]*[.B14]" table:style-name="ce1">
            <text:p>8100</text:p>
          </table:table-cell>
          <table:table-cell office:value-type="float" office:value="5937" table:formula="of:=[.F$2]*[.D14]+[.F$3]*[.B14]+[.F$4]" table:style-name="ce1">
            <text:p>5937</text:p>
          </table:table-cell>
          <table:table-cell office:value-type="float" office:value="6480" table:formula="of:=[.H$2]*[.D14]" table:style-name="ce1">
            <text:p>6480</text:p>
          </table:table-cell>
          <table:table-cell office:value-type="float" office:value="302" table:formula="of:=ABS(([.E14]-[.C14]))" table:style-name="ce1">
            <text:p>302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0" table:formula="of:=[.B14]+10" table:style-name="ce1">
            <text:p>100</text:p>
          </table:table-cell>
          <table:table-cell office:value-type="float" office:value="7117" table:style-name="ce1">
            <text:p>7117</text:p>
          </table:table-cell>
          <table:table-cell office:value-type="float" office:value="10000" table:formula="of:=[.B15]*[.B15]" table:style-name="ce1">
            <text:p>10000</text:p>
          </table:table-cell>
          <table:table-cell office:value-type="float" office:value="7262" table:formula="of:=[.F$2]*[.D15]+[.F$3]*[.B15]+[.F$4]" table:style-name="ce1">
            <text:p>7262</text:p>
          </table:table-cell>
          <table:table-cell office:value-type="float" office:value="8000" table:formula="of:=[.H$2]*[.D15]" table:style-name="ce1">
            <text:p>8000</text:p>
          </table:table-cell>
          <table:table-cell office:value-type="float" office:value="145" table:formula="of:=ABS(([.E15]-[.C15]))" table:style-name="ce1">
            <text:p>14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0" table:formula="of:=[.B15]+10" table:style-name="ce1">
            <text:p>110</text:p>
          </table:table-cell>
          <table:table-cell office:value-type="float" office:value="9016" table:style-name="ce1">
            <text:p>9016</text:p>
          </table:table-cell>
          <table:table-cell office:value-type="float" office:value="12100" table:formula="of:=[.B16]*[.B16]" table:style-name="ce1">
            <text:p>12100</text:p>
          </table:table-cell>
          <table:table-cell office:value-type="float" office:value="8717" table:formula="of:=[.F$2]*[.D16]+[.F$3]*[.B16]+[.F$4]" table:style-name="ce1">
            <text:p>8717</text:p>
          </table:table-cell>
          <table:table-cell office:value-type="float" office:value="9680" table:formula="of:=[.H$2]*[.D16]" table:style-name="ce1">
            <text:p>9680</text:p>
          </table:table-cell>
          <table:table-cell office:value-type="float" office:value="299" table:formula="of:=ABS(([.E16]-[.C16]))" table:style-name="ce1">
            <text:p>299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0" table:formula="of:=[.B16]+10" table:style-name="ce1">
            <text:p>120</text:p>
          </table:table-cell>
          <table:table-cell office:value-type="float" office:value="9857" table:style-name="ce1">
            <text:p>9857</text:p>
          </table:table-cell>
          <table:table-cell office:value-type="float" office:value="14400" table:formula="of:=[.B17]*[.B17]" table:style-name="ce1">
            <text:p>14400</text:p>
          </table:table-cell>
          <table:table-cell office:value-type="float" office:value="10302" table:formula="of:=[.F$2]*[.D17]+[.F$3]*[.B17]+[.F$4]" table:style-name="ce1">
            <text:p>10302</text:p>
          </table:table-cell>
          <table:table-cell office:value-type="float" office:value="11520" table:formula="of:=[.H$2]*[.D17]" table:style-name="ce1">
            <text:p>11520</text:p>
          </table:table-cell>
          <table:table-cell office:value-type="float" office:value="445" table:formula="of:=ABS(([.E17]-[.C17]))" table:style-name="ce1">
            <text:p>44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0" table:formula="of:=[.B17]+10" table:style-name="ce1">
            <text:p>130</text:p>
          </table:table-cell>
          <table:table-cell office:value-type="float" office:value="13058" table:style-name="ce1">
            <text:p>13058</text:p>
          </table:table-cell>
          <table:table-cell office:value-type="float" office:value="16900" table:formula="of:=[.B18]*[.B18]" table:style-name="ce1">
            <text:p>16900</text:p>
          </table:table-cell>
          <table:table-cell office:value-type="float" office:value="12017" table:formula="of:=[.F$2]*[.D18]+[.F$3]*[.B18]+[.F$4]" table:style-name="ce1">
            <text:p>12017</text:p>
          </table:table-cell>
          <table:table-cell office:value-type="float" office:value="13520" table:formula="of:=[.H$2]*[.D18]" table:style-name="ce1">
            <text:p>13520</text:p>
          </table:table-cell>
          <table:table-cell office:value-type="float" office:value="1041" table:formula="of:=ABS(([.E18]-[.C18]))" table:style-name="ce1">
            <text:p>104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" table:formula="of:=[.B18]+10" table:style-name="ce1">
            <text:p>140</text:p>
          </table:table-cell>
          <table:table-cell office:value-type="float" office:value="13902" table:style-name="ce1">
            <text:p>13902</text:p>
          </table:table-cell>
          <table:table-cell office:value-type="float" office:value="19600" table:formula="of:=[.B19]*[.B19]" table:style-name="ce1">
            <text:p>19600</text:p>
          </table:table-cell>
          <table:table-cell office:value-type="float" office:value="13862" table:formula="of:=[.F$2]*[.D19]+[.F$3]*[.B19]+[.F$4]" table:style-name="ce1">
            <text:p>13862</text:p>
          </table:table-cell>
          <table:table-cell office:value-type="float" office:value="15680" table:formula="of:=[.H$2]*[.D19]" table:style-name="ce1">
            <text:p>15680</text:p>
          </table:table-cell>
          <table:table-cell office:value-type="float" office:value="40" table:formula="of:=ABS(([.E19]-[.C19]))" table:style-name="ce1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" table:formula="of:=[.B19]+10" table:style-name="ce1">
            <text:p>150</text:p>
          </table:table-cell>
          <table:table-cell office:value-type="float" office:value="16285" table:style-name="ce1">
            <text:p>16285</text:p>
          </table:table-cell>
          <table:table-cell office:value-type="float" office:value="22500" table:formula="of:=[.B20]*[.B20]" table:style-name="ce1">
            <text:p>22500</text:p>
          </table:table-cell>
          <table:table-cell office:value-type="float" office:value="15837" table:formula="of:=[.F$2]*[.D20]+[.F$3]*[.B20]+[.F$4]" table:style-name="ce1">
            <text:p>15837</text:p>
          </table:table-cell>
          <table:table-cell office:value-type="float" office:value="18000" table:formula="of:=[.H$2]*[.D20]" table:style-name="ce1">
            <text:p>18000</text:p>
          </table:table-cell>
          <table:table-cell office:value-type="float" office:value="448" table:formula="of:=ABS(([.E20]-[.C20]))" table:style-name="ce1">
            <text:p>44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" table:formula="of:=[.B20]+10" table:style-name="ce1">
            <text:p>160</text:p>
          </table:table-cell>
          <table:table-cell office:value-type="float" office:value="17811" table:style-name="ce1">
            <text:p>17811</text:p>
          </table:table-cell>
          <table:table-cell office:value-type="float" office:value="25600" table:formula="of:=[.B21]*[.B21]" table:style-name="ce1">
            <text:p>25600</text:p>
          </table:table-cell>
          <table:table-cell office:value-type="float" office:value="17942" table:formula="of:=[.F$2]*[.D21]+[.F$3]*[.B21]+[.F$4]" table:style-name="ce1">
            <text:p>17942</text:p>
          </table:table-cell>
          <table:table-cell office:value-type="float" office:value="20480" table:formula="of:=[.H$2]*[.D21]" table:style-name="ce1">
            <text:p>20480</text:p>
          </table:table-cell>
          <table:table-cell office:value-type="float" office:value="131" table:formula="of:=ABS(([.E21]-[.C21]))" table:style-name="ce1">
            <text:p>13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" table:formula="of:=[.B21]+10" table:style-name="ce1">
            <text:p>170</text:p>
          </table:table-cell>
          <table:table-cell office:value-type="float" office:value="19997" table:style-name="ce1">
            <text:p>19997</text:p>
          </table:table-cell>
          <table:table-cell office:value-type="float" office:value="28900" table:formula="of:=[.B22]*[.B22]" table:style-name="ce1">
            <text:p>28900</text:p>
          </table:table-cell>
          <table:table-cell office:value-type="float" office:value="20177" table:formula="of:=[.F$2]*[.D22]+[.F$3]*[.B22]+[.F$4]" table:style-name="ce1">
            <text:p>20177</text:p>
          </table:table-cell>
          <table:table-cell office:value-type="float" office:value="23120" table:formula="of:=[.H$2]*[.D22]" table:style-name="ce1">
            <text:p>23120</text:p>
          </table:table-cell>
          <table:table-cell office:value-type="float" office:value="180" table:formula="of:=ABS(([.E22]-[.C22]))" table:style-name="ce1">
            <text:p>18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0" table:formula="of:=[.B22]+10" table:style-name="ce1">
            <text:p>180</text:p>
          </table:table-cell>
          <table:table-cell office:value-type="float" office:value="21880" table:style-name="ce1">
            <text:p>21880</text:p>
          </table:table-cell>
          <table:table-cell office:value-type="float" office:value="32400" table:formula="of:=[.B23]*[.B23]" table:style-name="ce1">
            <text:p>32400</text:p>
          </table:table-cell>
          <table:table-cell office:value-type="float" office:value="22542" table:formula="of:=[.F$2]*[.D23]+[.F$3]*[.B23]+[.F$4]" table:style-name="ce1">
            <text:p>22542</text:p>
          </table:table-cell>
          <table:table-cell office:value-type="float" office:value="25920" table:formula="of:=[.H$2]*[.D23]" table:style-name="ce1">
            <text:p>25920</text:p>
          </table:table-cell>
          <table:table-cell office:value-type="float" office:value="662" table:formula="of:=ABS(([.E23]-[.C23]))" table:style-name="ce1">
            <text:p>6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0" table:formula="of:=[.B23]+10" table:style-name="ce1">
            <text:p>190</text:p>
          </table:table-cell>
          <table:table-cell office:value-type="float" office:value="26683" table:style-name="ce1">
            <text:p>26683</text:p>
          </table:table-cell>
          <table:table-cell office:value-type="float" office:value="36100" table:formula="of:=[.B24]*[.B24]" table:style-name="ce1">
            <text:p>36100</text:p>
          </table:table-cell>
          <table:table-cell office:value-type="float" office:value="25037" table:formula="of:=[.F$2]*[.D24]+[.F$3]*[.B24]+[.F$4]" table:style-name="ce1">
            <text:p>25037</text:p>
          </table:table-cell>
          <table:table-cell office:value-type="float" office:value="28880" table:formula="of:=[.H$2]*[.D24]" table:style-name="ce1">
            <text:p>28880</text:p>
          </table:table-cell>
          <table:table-cell office:value-type="float" office:value="1646" table:formula="of:=ABS(([.E24]-[.C24]))" table:style-name="ce1">
            <text:p>164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table:formula="of:=[.B24]+10" table:style-name="ce1">
            <text:p>200</text:p>
          </table:table-cell>
          <table:table-cell office:value-type="float" office:value="27817" table:style-name="ce1">
            <text:p>27817</text:p>
          </table:table-cell>
          <table:table-cell office:value-type="float" office:value="40000" table:formula="of:=[.B25]*[.B25]" table:style-name="ce1">
            <text:p>40000</text:p>
          </table:table-cell>
          <table:table-cell office:value-type="float" office:value="27662" table:formula="of:=[.F$2]*[.D25]+[.F$3]*[.B25]+[.F$4]" table:style-name="ce1">
            <text:p>27662</text:p>
          </table:table-cell>
          <table:table-cell office:value-type="float" office:value="32000" table:formula="of:=[.H$2]*[.D25]" table:style-name="ce1">
            <text:p>32000</text:p>
          </table:table-cell>
          <table:table-cell office:value-type="float" office:value="155" table:formula="of:=ABS(([.E25]-[.C25]))" table:style-name="ce1">
            <text:p>155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Operation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A =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X =</text:p>
          </table:table-cell>
          <table:table-cell office:value-type="float" office:value="0.5" table:style-name="ce1">
            <text:p>0.5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B =</text:p>
          </table:table-cell>
          <table:table-cell office:value-type="float" office:value="-0.6" table:style-name="ce1">
            <text:p>-0.6</text:p>
          </table:table-cell>
          <table:table-cell table:number-columns-repeated="2" table:style-name="ce1"/>
          <table:table-cell table:style-name="ce1">
            <draw:frame draw:z-index="1" draw:id="id1" draw:style-name="a1" draw:name="Chart 1" svg:x="0in" svg:y="0.20833in" svg:width="9.02083in" svg:height="5.09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C =</text:p>
          </table:table-cell>
          <table:table-cell office:value-type="float" office:value="3.5" table:style-name="ce1">
            <text:p>3.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ops</text:p>
          </table:table-cell>
          <table:table-cell office:value-type="string" table:style-name="ce1">
            <text:p>n^2</text:p>
          </table:table-cell>
          <table:table-cell office:value-type="string" table:style-name="ce1">
            <text:p>f(n)</text:p>
          </table:table-cell>
          <table:table-cell office:value-type="string" table:style-name="ce1">
            <text:p>O(n^2)</text:p>
          </table:table-cell>
          <table:table-cell office:value-type="string" table:style-name="ce1">
            <text:p>Delta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100" table:formula="of:=[.B6]*[.B6]" table:style-name="ce1">
            <text:p>100</text:p>
          </table:table-cell>
          <table:table-cell office:value-type="float" office:value="47.5" table:formula="of:=[.F$2]*[.D6]+[.F$3]*[.B6]+[.F$4]" table:style-name="ce1">
            <text:p>47.5</text:p>
          </table:table-cell>
          <table:table-cell office:value-type="float" office:value="50" table:formula="of:=[.H$2]*[.D6]" table:style-name="ce1">
            <text:p>50</text:p>
          </table:table-cell>
          <table:table-cell office:value-type="float" office:value="5" table:formula="of:=ABS([.F6]-[.C6])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0" table:formula="of:=[.B6]+10" table:style-name="ce1">
            <text:p>20</text:p>
          </table:table-cell>
          <table:table-cell office:value-type="float" office:value="190" table:style-name="ce1">
            <text:p>190</text:p>
          </table:table-cell>
          <table:table-cell office:value-type="float" office:value="400" table:formula="of:=[.B7]*[.B7]" table:style-name="ce1">
            <text:p>400</text:p>
          </table:table-cell>
          <table:table-cell office:value-type="float" office:value="191.5" table:formula="of:=[.F$2]*[.D7]+[.F$3]*[.B7]+[.F$4]" table:style-name="ce1">
            <text:p>191.5</text:p>
          </table:table-cell>
          <table:table-cell office:value-type="float" office:value="200" table:formula="of:=[.H$2]*[.D7]" table:style-name="ce1">
            <text:p>200</text:p>
          </table:table-cell>
          <table:table-cell office:value-type="float" office:value="10" table:formula="of:=ABS([.F7]-[.C7])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0" table:formula="of:=[.B7]+10" table:style-name="ce1">
            <text:p>30</text:p>
          </table:table-cell>
          <table:table-cell office:value-type="float" office:value="435" table:style-name="ce1">
            <text:p>435</text:p>
          </table:table-cell>
          <table:table-cell office:value-type="float" office:value="900" table:formula="of:=[.B8]*[.B8]" table:style-name="ce1">
            <text:p>900</text:p>
          </table:table-cell>
          <table:table-cell office:value-type="float" office:value="435.5" table:formula="of:=[.F$2]*[.D8]+[.F$3]*[.B8]+[.F$4]" table:style-name="ce1">
            <text:p>435.5</text:p>
          </table:table-cell>
          <table:table-cell office:value-type="float" office:value="450" table:formula="of:=[.H$2]*[.D8]" table:style-name="ce1">
            <text:p>450</text:p>
          </table:table-cell>
          <table:table-cell office:value-type="float" office:value="15" table:formula="of:=ABS([.F8]-[.C8])" table:style-name="ce1">
            <text:p>1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0" table:formula="of:=[.B8]+10" table:style-name="ce1">
            <text:p>40</text:p>
          </table:table-cell>
          <table:table-cell office:value-type="float" office:value="780" table:style-name="ce1">
            <text:p>780</text:p>
          </table:table-cell>
          <table:table-cell office:value-type="float" office:value="1600" table:formula="of:=[.B9]*[.B9]" table:style-name="ce1">
            <text:p>1600</text:p>
          </table:table-cell>
          <table:table-cell office:value-type="float" office:value="779.5" table:formula="of:=[.F$2]*[.D9]+[.F$3]*[.B9]+[.F$4]" table:style-name="ce1">
            <text:p>779.5</text:p>
          </table:table-cell>
          <table:table-cell office:value-type="float" office:value="800" table:formula="of:=[.H$2]*[.D9]" table:style-name="ce1">
            <text:p>800</text:p>
          </table:table-cell>
          <table:table-cell office:value-type="float" office:value="20" table:formula="of:=ABS([.F9]-[.C9])" table:style-name="ce1">
            <text:p>2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0" table:formula="of:=[.B9]+10" table:style-name="ce1">
            <text:p>50</text:p>
          </table:table-cell>
          <table:table-cell office:value-type="float" office:value="1225" table:style-name="ce1">
            <text:p>1225</text:p>
          </table:table-cell>
          <table:table-cell office:value-type="float" office:value="2500" table:formula="of:=[.B10]*[.B10]" table:style-name="ce1">
            <text:p>2500</text:p>
          </table:table-cell>
          <table:table-cell office:value-type="float" office:value="1223.5" table:formula="of:=[.F$2]*[.D10]+[.F$3]*[.B10]+[.F$4]" table:style-name="ce1">
            <text:p>1223.5</text:p>
          </table:table-cell>
          <table:table-cell office:value-type="float" office:value="1250" table:formula="of:=[.H$2]*[.D10]" table:style-name="ce1">
            <text:p>1250</text:p>
          </table:table-cell>
          <table:table-cell office:value-type="float" office:value="25" table:formula="of:=ABS([.F10]-[.C10])" table:style-name="ce1">
            <text:p>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0" table:formula="of:=[.B10]+10" table:style-name="ce1">
            <text:p>60</text:p>
          </table:table-cell>
          <table:table-cell office:value-type="float" office:value="1770" table:style-name="ce1">
            <text:p>1770</text:p>
          </table:table-cell>
          <table:table-cell office:value-type="float" office:value="3600" table:formula="of:=[.B11]*[.B11]" table:style-name="ce1">
            <text:p>3600</text:p>
          </table:table-cell>
          <table:table-cell office:value-type="float" office:value="1767.5" table:formula="of:=[.F$2]*[.D11]+[.F$3]*[.B11]+[.F$4]" table:style-name="ce1">
            <text:p>1767.5</text:p>
          </table:table-cell>
          <table:table-cell office:value-type="float" office:value="1800" table:formula="of:=[.H$2]*[.D11]" table:style-name="ce1">
            <text:p>1800</text:p>
          </table:table-cell>
          <table:table-cell office:value-type="float" office:value="30" table:formula="of:=ABS([.F11]-[.C11])" table:style-name="ce1">
            <text:p>3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0" table:formula="of:=[.B11]+10" table:style-name="ce1">
            <text:p>70</text:p>
          </table:table-cell>
          <table:table-cell office:value-type="float" office:value="2415" table:style-name="ce1">
            <text:p>2415</text:p>
          </table:table-cell>
          <table:table-cell office:value-type="float" office:value="4900" table:formula="of:=[.B12]*[.B12]" table:style-name="ce1">
            <text:p>4900</text:p>
          </table:table-cell>
          <table:table-cell office:value-type="float" office:value="2411.5" table:formula="of:=[.F$2]*[.D12]+[.F$3]*[.B12]+[.F$4]" table:style-name="ce1">
            <text:p>2411.5</text:p>
          </table:table-cell>
          <table:table-cell office:value-type="float" office:value="2450" table:formula="of:=[.H$2]*[.D12]" table:style-name="ce1">
            <text:p>2450</text:p>
          </table:table-cell>
          <table:table-cell office:value-type="float" office:value="35" table:formula="of:=ABS([.F12]-[.C12])" table:style-name="ce1">
            <text:p>3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0" table:formula="of:=[.B12]+10" table:style-name="ce1">
            <text:p>80</text:p>
          </table:table-cell>
          <table:table-cell office:value-type="float" office:value="3160" table:style-name="ce1">
            <text:p>3160</text:p>
          </table:table-cell>
          <table:table-cell office:value-type="float" office:value="6400" table:formula="of:=[.B13]*[.B13]" table:style-name="ce1">
            <text:p>6400</text:p>
          </table:table-cell>
          <table:table-cell office:value-type="float" office:value="3155.5" table:formula="of:=[.F$2]*[.D13]+[.F$3]*[.B13]+[.F$4]" table:style-name="ce1">
            <text:p>3155.5</text:p>
          </table:table-cell>
          <table:table-cell office:value-type="float" office:value="3200" table:formula="of:=[.H$2]*[.D13]" table:style-name="ce1">
            <text:p>3200</text:p>
          </table:table-cell>
          <table:table-cell office:value-type="float" office:value="40" table:formula="of:=ABS([.F13]-[.C13])" table:style-name="ce1">
            <text:p>4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0" table:formula="of:=[.B13]+10" table:style-name="ce1">
            <text:p>90</text:p>
          </table:table-cell>
          <table:table-cell office:value-type="float" office:value="4005" table:style-name="ce1">
            <text:p>4005</text:p>
          </table:table-cell>
          <table:table-cell office:value-type="float" office:value="8100" table:formula="of:=[.B14]*[.B14]" table:style-name="ce1">
            <text:p>8100</text:p>
          </table:table-cell>
          <table:table-cell office:value-type="float" office:value="3999.5" table:formula="of:=[.F$2]*[.D14]+[.F$3]*[.B14]+[.F$4]" table:style-name="ce1">
            <text:p>3999.5</text:p>
          </table:table-cell>
          <table:table-cell office:value-type="float" office:value="4050" table:formula="of:=[.H$2]*[.D14]" table:style-name="ce1">
            <text:p>4050</text:p>
          </table:table-cell>
          <table:table-cell office:value-type="float" office:value="45" table:formula="of:=ABS([.F14]-[.C14])" table:style-name="ce1">
            <text:p>4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0" table:formula="of:=[.B14]+10" table:style-name="ce1">
            <text:p>100</text:p>
          </table:table-cell>
          <table:table-cell office:value-type="float" office:value="4950" table:style-name="ce1">
            <text:p>4950</text:p>
          </table:table-cell>
          <table:table-cell office:value-type="float" office:value="10000" table:formula="of:=[.B15]*[.B15]" table:style-name="ce1">
            <text:p>10000</text:p>
          </table:table-cell>
          <table:table-cell office:value-type="float" office:value="4943.5" table:formula="of:=[.F$2]*[.D15]+[.F$3]*[.B15]+[.F$4]" table:style-name="ce1">
            <text:p>4943.5</text:p>
          </table:table-cell>
          <table:table-cell office:value-type="float" office:value="5000" table:formula="of:=[.H$2]*[.D15]" table:style-name="ce1">
            <text:p>5000</text:p>
          </table:table-cell>
          <table:table-cell office:value-type="float" office:value="50" table:formula="of:=ABS([.F15]-[.C15])" table:style-name="ce1">
            <text:p>5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0" table:formula="of:=[.B15]+10" table:style-name="ce1">
            <text:p>110</text:p>
          </table:table-cell>
          <table:table-cell office:value-type="float" office:value="5995" table:style-name="ce1">
            <text:p>5995</text:p>
          </table:table-cell>
          <table:table-cell office:value-type="float" office:value="12100" table:formula="of:=[.B16]*[.B16]" table:style-name="ce1">
            <text:p>12100</text:p>
          </table:table-cell>
          <table:table-cell office:value-type="float" office:value="5987.5" table:formula="of:=[.F$2]*[.D16]+[.F$3]*[.B16]+[.F$4]" table:style-name="ce1">
            <text:p>5987.5</text:p>
          </table:table-cell>
          <table:table-cell office:value-type="float" office:value="6050" table:formula="of:=[.H$2]*[.D16]" table:style-name="ce1">
            <text:p>6050</text:p>
          </table:table-cell>
          <table:table-cell office:value-type="float" office:value="55" table:formula="of:=ABS([.F16]-[.C16])" table:style-name="ce1">
            <text:p>5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0" table:formula="of:=[.B16]+10" table:style-name="ce1">
            <text:p>120</text:p>
          </table:table-cell>
          <table:table-cell office:value-type="float" office:value="7140" table:style-name="ce1">
            <text:p>7140</text:p>
          </table:table-cell>
          <table:table-cell office:value-type="float" office:value="14400" table:formula="of:=[.B17]*[.B17]" table:style-name="ce1">
            <text:p>14400</text:p>
          </table:table-cell>
          <table:table-cell office:value-type="float" office:value="7131.5" table:formula="of:=[.F$2]*[.D17]+[.F$3]*[.B17]+[.F$4]" table:style-name="ce1">
            <text:p>7131.5</text:p>
          </table:table-cell>
          <table:table-cell office:value-type="float" office:value="7200" table:formula="of:=[.H$2]*[.D17]" table:style-name="ce1">
            <text:p>7200</text:p>
          </table:table-cell>
          <table:table-cell office:value-type="float" office:value="60" table:formula="of:=ABS([.F17]-[.C17])" table:style-name="ce1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0" table:formula="of:=[.B17]+10" table:style-name="ce1">
            <text:p>130</text:p>
          </table:table-cell>
          <table:table-cell office:value-type="float" office:value="8385" table:style-name="ce1">
            <text:p>8385</text:p>
          </table:table-cell>
          <table:table-cell office:value-type="float" office:value="16900" table:formula="of:=[.B18]*[.B18]" table:style-name="ce1">
            <text:p>16900</text:p>
          </table:table-cell>
          <table:table-cell office:value-type="float" office:value="8375.5" table:formula="of:=[.F$2]*[.D18]+[.F$3]*[.B18]+[.F$4]" table:style-name="ce1">
            <text:p>8375.5</text:p>
          </table:table-cell>
          <table:table-cell office:value-type="float" office:value="8450" table:formula="of:=[.H$2]*[.D18]" table:style-name="ce1">
            <text:p>8450</text:p>
          </table:table-cell>
          <table:table-cell office:value-type="float" office:value="65" table:formula="of:=ABS([.F18]-[.C18])" table:style-name="ce1">
            <text:p>6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" table:formula="of:=[.B18]+10" table:style-name="ce1">
            <text:p>140</text:p>
          </table:table-cell>
          <table:table-cell office:value-type="float" office:value="9730" table:style-name="ce1">
            <text:p>9730</text:p>
          </table:table-cell>
          <table:table-cell office:value-type="float" office:value="19600" table:formula="of:=[.B19]*[.B19]" table:style-name="ce1">
            <text:p>19600</text:p>
          </table:table-cell>
          <table:table-cell office:value-type="float" office:value="9719.5" table:formula="of:=[.F$2]*[.D19]+[.F$3]*[.B19]+[.F$4]" table:style-name="ce1">
            <text:p>9719.5</text:p>
          </table:table-cell>
          <table:table-cell office:value-type="float" office:value="9800" table:formula="of:=[.H$2]*[.D19]" table:style-name="ce1">
            <text:p>9800</text:p>
          </table:table-cell>
          <table:table-cell office:value-type="float" office:value="70" table:formula="of:=ABS([.F19]-[.C19])" table:style-name="ce1">
            <text:p>7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" table:formula="of:=[.B19]+10" table:style-name="ce1">
            <text:p>150</text:p>
          </table:table-cell>
          <table:table-cell office:value-type="float" office:value="11175" table:style-name="ce1">
            <text:p>11175</text:p>
          </table:table-cell>
          <table:table-cell office:value-type="float" office:value="22500" table:formula="of:=[.B20]*[.B20]" table:style-name="ce1">
            <text:p>22500</text:p>
          </table:table-cell>
          <table:table-cell office:value-type="float" office:value="11163.5" table:formula="of:=[.F$2]*[.D20]+[.F$3]*[.B20]+[.F$4]" table:style-name="ce1">
            <text:p>11163.5</text:p>
          </table:table-cell>
          <table:table-cell office:value-type="float" office:value="11250" table:formula="of:=[.H$2]*[.D20]" table:style-name="ce1">
            <text:p>11250</text:p>
          </table:table-cell>
          <table:table-cell office:value-type="float" office:value="75" table:formula="of:=ABS([.F20]-[.C20])" table:style-name="ce1">
            <text:p>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" table:formula="of:=[.B20]+10" table:style-name="ce1">
            <text:p>160</text:p>
          </table:table-cell>
          <table:table-cell office:value-type="float" office:value="12720" table:style-name="ce1">
            <text:p>12720</text:p>
          </table:table-cell>
          <table:table-cell office:value-type="float" office:value="25600" table:formula="of:=[.B21]*[.B21]" table:style-name="ce1">
            <text:p>25600</text:p>
          </table:table-cell>
          <table:table-cell office:value-type="float" office:value="12707.5" table:formula="of:=[.F$2]*[.D21]+[.F$3]*[.B21]+[.F$4]" table:style-name="ce1">
            <text:p>12707.5</text:p>
          </table:table-cell>
          <table:table-cell office:value-type="float" office:value="12800" table:formula="of:=[.H$2]*[.D21]" table:style-name="ce1">
            <text:p>12800</text:p>
          </table:table-cell>
          <table:table-cell office:value-type="float" office:value="80" table:formula="of:=ABS([.F21]-[.C21])" table:style-name="ce1">
            <text:p>8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" table:formula="of:=[.B21]+10" table:style-name="ce1">
            <text:p>170</text:p>
          </table:table-cell>
          <table:table-cell office:value-type="float" office:value="14365" table:style-name="ce1">
            <text:p>14365</text:p>
          </table:table-cell>
          <table:table-cell office:value-type="float" office:value="28900" table:formula="of:=[.B22]*[.B22]" table:style-name="ce1">
            <text:p>28900</text:p>
          </table:table-cell>
          <table:table-cell office:value-type="float" office:value="14351.5" table:formula="of:=[.F$2]*[.D22]+[.F$3]*[.B22]+[.F$4]" table:style-name="ce1">
            <text:p>14351.5</text:p>
          </table:table-cell>
          <table:table-cell office:value-type="float" office:value="14450" table:formula="of:=[.H$2]*[.D22]" table:style-name="ce1">
            <text:p>14450</text:p>
          </table:table-cell>
          <table:table-cell office:value-type="float" office:value="85" table:formula="of:=ABS([.F22]-[.C22])" table:style-name="ce1">
            <text:p>8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0" table:formula="of:=[.B22]+10" table:style-name="ce1">
            <text:p>180</text:p>
          </table:table-cell>
          <table:table-cell office:value-type="float" office:value="16110" table:style-name="ce1">
            <text:p>16110</text:p>
          </table:table-cell>
          <table:table-cell office:value-type="float" office:value="32400" table:formula="of:=[.B23]*[.B23]" table:style-name="ce1">
            <text:p>32400</text:p>
          </table:table-cell>
          <table:table-cell office:value-type="float" office:value="16095.5" table:formula="of:=[.F$2]*[.D23]+[.F$3]*[.B23]+[.F$4]" table:style-name="ce1">
            <text:p>16095.5</text:p>
          </table:table-cell>
          <table:table-cell office:value-type="float" office:value="16200" table:formula="of:=[.H$2]*[.D23]" table:style-name="ce1">
            <text:p>16200</text:p>
          </table:table-cell>
          <table:table-cell office:value-type="float" office:value="90" table:formula="of:=ABS([.F23]-[.C23])" table:style-name="ce1">
            <text:p>9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0" table:formula="of:=[.B23]+10" table:style-name="ce1">
            <text:p>190</text:p>
          </table:table-cell>
          <table:table-cell office:value-type="float" office:value="17995" table:style-name="ce1">
            <text:p>17995</text:p>
          </table:table-cell>
          <table:table-cell office:value-type="float" office:value="36100" table:formula="of:=[.B24]*[.B24]" table:style-name="ce1">
            <text:p>36100</text:p>
          </table:table-cell>
          <table:table-cell office:value-type="float" office:value="17939.5" table:formula="of:=[.F$2]*[.D24]+[.F$3]*[.B24]+[.F$4]" table:style-name="ce1">
            <text:p>17939.5</text:p>
          </table:table-cell>
          <table:table-cell office:value-type="float" office:value="18050" table:formula="of:=[.H$2]*[.D24]" table:style-name="ce1">
            <text:p>18050</text:p>
          </table:table-cell>
          <table:table-cell office:value-type="float" office:value="55" table:formula="of:=ABS([.F24]-[.C24])" table:style-name="ce1">
            <text:p>5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table:formula="of:=[.B24]+10" table:style-name="ce1">
            <text:p>200</text:p>
          </table:table-cell>
          <table:table-cell office:value-type="float" office:value="19900" table:style-name="ce1">
            <text:p>19900</text:p>
          </table:table-cell>
          <table:table-cell office:value-type="float" office:value="40000" table:formula="of:=[.B25]*[.B25]" table:style-name="ce1">
            <text:p>40000</text:p>
          </table:table-cell>
          <table:table-cell office:value-type="float" office:value="19883.5" table:formula="of:=[.F$2]*[.D25]+[.F$3]*[.B25]+[.F$4]" table:style-name="ce1">
            <text:p>19883.5</text:p>
          </table:table-cell>
          <table:table-cell office:value-type="float" office:value="20000" table:formula="of:=[.H$2]*[.D25]" table:style-name="ce1">
            <text:p>20000</text:p>
          </table:table-cell>
          <table:table-cell office:value-type="float" office:value="100" table:formula="of:=ABS([.F25]-[.C25])" table:style-name="ce1">
            <text:p>100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ㅑ ЯƐИ ㅕ</meta:initial-creator>
    <dc:creator>ㅑ ЯƐИ ㅕ</dc:creator>
    <meta:creation-date>2025-05-19T04:06:18Z</meta:creation-date>
    <dc:date>2025-05-19T04:42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78.0000787401575pt" svg:width="600.0000787401575pt" chart:style-name="Crt0">
        <chart:title chart:style-name="CT00">
          <text:p text:style-name="a0" text:class-names="" text:cond-style-name="">Push Timing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ize 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(μs)</text:p>
            </chart:title>
            <chart:grid chart:class="major" chart:style-name="GMa1"/>
          </chart:axis>
          <chart:series chart:label-cell-address="Timig.$C$5" chart:values-cell-range-address="Timig.$C$6:.$C$25" chart:class="chart:scatter" chart:attached-axis="primary-y" chart:style-name="G0S0">
            <chart:domain table:cell-range-address="Timig.$B$6:.$B$25"/>
            <chart:data-point chart:repeated="20"/>
          </chart:series>
          <chart:series chart:values-cell-range-address="Timig.$E$6:.$E$25" chart:class="chart:scatter" chart:attached-axis="primary-y" chart:style-name="G0S1">
            <chart:domain table:cell-range-address="Timig.$B$6:.$B$25"/>
            <chart:data-point chart:repeated="20"/>
          </chart:series>
          <chart:series chart:values-cell-range-address="Timig.$F$6:.$F$25" chart:class="chart:scatter" chart:attached-axis="primary-y" chart:style-name="G0S2">
            <chart:domain table:cell-range-address="Timig.$B$6:.$B$25"/>
            <chart:data-point chart:repeated="20"/>
          </chart:series>
          <chart:series chart:values-cell-range-address="Timig.$G$6:.$G$25" chart:class="chart:scatter" chart:attached-axis="primary-y" chart:style-name="G0S3">
            <chart:domain table:cell-range-address="Timig.$B$6:.$B$25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366.75pt" svg:width="649.5pt" chart:style-name="Crt0">
        <chart:title chart:style-name="CT00">
          <text:p text:style-name="a0" text:class-names="" text:cond-style-name="">Push Operational Analysi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size 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Operations</text:p>
            </chart:title>
            <chart:grid chart:class="major" chart:style-name="GMa1"/>
          </chart:axis>
          <chart:series chart:values-cell-range-address="Operations.$C$6:.$C$25" chart:class="chart:scatter" chart:attached-axis="primary-y" chart:style-name="G0S0">
            <chart:domain table:cell-range-address="Operations.$B$6:.$B$25"/>
            <chart:data-point chart:repeated="20"/>
          </chart:series>
          <chart:series chart:values-cell-range-address="Operations.$E$6:.$E$25" chart:class="chart:scatter" chart:attached-axis="primary-y" chart:style-name="G0S1">
            <chart:domain table:cell-range-address="Operations.$B$6:.$B$25"/>
            <chart:data-point chart:repeated="20"/>
          </chart:series>
          <chart:series chart:values-cell-range-address="Operations.$F$6:.$F$25" chart:class="chart:scatter" chart:attached-axis="primary-y" chart:style-name="G0S2">
            <chart:domain table:cell-range-address="Operations.$B$6:.$B$25"/>
            <chart:data-point chart:repeated="20"/>
          </chart:series>
          <chart:series chart:values-cell-range-address="Operations.$G$6:.$G$25" chart:class="chart:scatter" chart:attached-axis="primary-y" chart:style-name="G0S3">
            <chart:domain table:cell-range-address="Operations.$B$6:.$B$25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